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14bd4" officeooo:paragraph-rsid="001d3c6a"/>
    </style:style>
    <style:style style:name="P2" style:family="paragraph" style:parent-style-name="Standard">
      <style:text-properties officeooo:rsid="00114bd4" officeooo:paragraph-rsid="001d3c6a"/>
    </style:style>
    <style:style style:name="P3" style:family="paragraph" style:parent-style-name="Heading_20_3">
      <style:text-properties officeooo:paragraph-rsid="001d3c6a"/>
    </style:style>
    <style:style style:name="P4" style:family="paragraph" style:parent-style-name="Standard">
      <style:text-properties officeooo:paragraph-rsid="001d3c6a"/>
    </style:style>
    <style:style style:name="P5" style:family="paragraph" style:parent-style-name="Heading_20_3">
      <style:text-properties officeooo:rsid="001d3c6a" officeooo:paragraph-rsid="001d3c6a"/>
    </style:style>
    <style:style style:name="P6" style:family="paragraph" style:parent-style-name="Text_20_body">
      <style:text-properties officeooo:rsid="001d3c6a" officeooo:paragraph-rsid="001d3c6a"/>
    </style:style>
    <style:style style:name="P7" style:family="paragraph" style:parent-style-name="Standard">
      <style:text-properties officeooo:rsid="001087f3" officeooo:paragraph-rsid="001d3c6a"/>
    </style:style>
    <style:style style:name="P8" style:family="paragraph" style:parent-style-name="Heading_20_2">
      <style:text-properties officeooo:rsid="00114bd4"/>
    </style:style>
    <style:style style:name="P9" style:family="paragraph" style:parent-style-name="Heading_20_2">
      <style:text-properties officeooo:paragraph-rsid="001d3c6a"/>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lanteamiento del problema </text:h>
      <text:p text:style-name="P7">la Secretaría de Salud de Oaxaca enfrenta desafíos significativos en la administración de inventarios de antiviperinos debido a una <text:span text:style-name="Strong_20_Emphasis">falta de un sistema centralizado y automatizado</text:span> que permita el monitoreo en tiempo real de su disponibilidad en cada centro de salud. Esto se traduce en problemas como el <text:span text:style-name="Strong_20_Emphasis">extravío de productos, vencimiento de inventarios sin uso adecuado y la falta de información precisa sobre la ubicación y cantidad de antiviperinos disponibles</text:span>. Además, la dependencia de procesos manuales para el registro y control incrementa los riesgos de errores humanos, duplicación de datos y pérdida de información relevante para la toma de decisiones oportuna.</text:p>
      <text:h text:style-name="Heading_20_2" text:outline-level="2">¿Pregunta de investigación?</text:h>
      <text:p text:style-name="P7">¿Cómo puede un sistema de gestión de inventarios <text:s/>mejorar el control, seguimiento y disponibilidad de antiviperinos en la Secretaría de Salud de Oaxaca, contribuyendo a una respuesta más eficiente ante emergencias de salud en zonas rurales?</text:p>
      <text:h text:style-name="Heading_20_2" text:outline-level="2">Objeto de estudio</text:h>
      <text:p text:style-name="P4">El objeto de estudio es el <text:span text:style-name="Strong_20_Emphasis">desarrollo <text:s/>de una aplicación web para la gestión de inventarios de antiviperinos</text:span>, dentro de la <text:span text:style-name="Strong_20_Emphasis">Secretaría de Salud del estado de Oaxaca</text:span>. </text:p>
      <text:h text:style-name="P8" text:outline-level="2"/>
      <text:h text:style-name="P1" text:outline-level="3">Objetivo General</text:h>
      <text:p text:style-name="Text_20_body"><text:span text:style-name="Strong_20_Emphasis">Desarrollar e implementar una aplicación web en Laravel que permita mejorar la gestión de inventarios de antiviperinos en la Secretaría de Salud de Oaxaca, optimizando el control, seguimiento y distribución de estos antídotos para garantizar su disponibilidad oportuna en las unidades de salud, especialmente en zonas rurales con alta incidencia de mordeduras de serpiente.</text:span></text:p>
      <text:h text:style-name="Heading_20_3" text:outline-level="3">Objetivos Específicos</text:h>
      <text:list text:style-name="L1">
        <text:list-item>
          <text:p text:style-name="P11"><text:span text:style-name="Strong_20_Emphasis">Analizar los procesos actuales de gestión de inventarios de antiviperinos</text:span> en la Secretaría de Salud de Oaxaca para identificar puntos críticos de mejora.</text:p>
        </text:list-item>
        <text:list-item>
          <text:p text:style-name="P11"><text:span text:style-name="Strong_20_Emphasis">Diseñar e implementar una aplicación web en Laravel</text:span> que centralice y automatice el control de inventarios, integrando funcionalidades como seguimiento en tiempo real y generación de alertas.</text:p>
        </text:list-item>
        <text:list-item>
          <text:p text:style-name="P11"><text:span text:style-name="Strong_20_Emphasis">Evaluar el impacto de la aplicación en la eficiencia del control de inventarios</text:span>, incluyendo la reducción de desabastecimientos y el mejoramiento de la distribución en unidades de salud rurales.</text:p>
        </text:list-item>
        <text:list-item>
          <text:p text:style-name="P11"><text:span text:style-name="Strong_20_Emphasis">Capacitar al personal encargado del uso del sistema</text:span> para asegurar una adopción efectiva y el cumplimiento de los objetivos del proyecto.</text:p>
        </text:list-item>
        <text:list-item>
          <text:p text:style-name="P10"><text:span text:style-name="Strong_20_Emphasis">Proveer herramientas de análisis y generación de reportes automatizados</text:span>, que permitan una toma de decisiones basada en datos confiables y actualizados.</text:p>
        </text:list-item>
      </text:list>
      <text:h text:style-name="P3" text:outline-level="3"><text:soft-page-break/>Justificación</text:h>
      <text:p text:style-name="Text_20_body">La gestión eficiente de inventarios de antiviperinos es crucial para garantizar una respuesta adecuada ante emergencias de salud pública relacionadas con mordeduras de serpientes, especialmente en regiones rurales de Oaxaca donde estos incidentes son frecuentes. Actualmente, la Secretaría de Salud enfrenta importantes desafíos en el control y distribución de estos antídotos debido a procesos manuales, descentralizados y susceptibles a errores humanos, lo que provoca desabastecimientos, pérdida de productos por vencimiento y una atención médica ineficiente.</text:p>
      <text:p text:style-name="Text_20_body">La implementación de una aplicación web desarrollada en Laravel ofrece una solución tecnológica que centraliza la gestión de inventarios, automatiza procesos clave y asegura un monitoreo en tiempo real de los antiviperinos disponibles. Este sistema no solo optimizará la administración de los recursos existentes, sino que también proporcionará herramientas de alerta temprana para evitar desabastecimientos y garantizar la disponibilidad oportuna de los antídotos en las unidades de salud.</text:p>
      <text:p text:style-name="Text_20_body">Además, esta aplicación contribuirá a la <text:span text:style-name="Strong_20_Emphasis">toma de decisiones basada en datos confiables y actualizados</text:span>, permitiendo a la Secretaría de Salud de Oaxaca planificar de manera estratégica la distribución de los antiviperinos y priorizar las áreas de mayor necesidad.</text:p>
      <text:p text:style-name="Text_20_body">El proyecto tiene un impacto directo en la <text:span text:style-name="Strong_20_Emphasis">mejora de la calidad de atención médica</text:span>, reduciendo los riesgos para la población vulnerable y fortaleciendo la capacidad de respuesta de la Secretaría de Salud ante emergencias. Por lo tanto, esta investigación no solo responde a una necesidad operativa urgente, sino que también apoya los objetivos más amplios de mejorar los servicios de salud en comunidades rurales de Oaxaca.</text:p>
      <text:h text:style-name="P3" text:outline-level="3">Fiabilidad</text:h>
      <text:p text:style-name="Text_20_body">La fiabilidad de esta investigación se fundamenta en los siguientes aspectos:</text:p>
      <text:list text:style-name="L2">
        <text:list-item>
          <text:p text:style-name="P12"><text:span text:style-name="Strong_20_Emphasis"><text:span text:style-name="T2">Uso de tecnología probada y robusta</text:span></text:span>:<text:line-break/>Laravel es un framework de desarrollo web ampliamente reconocido por su seguridad, escalabilidad y capacidad para manejar aplicaciones complejas. Su implementación asegura un alto nivel de confiabilidad en el manejo de datos y la ejecución de procesos de gestión de inventarios.</text:p>
        </text:list-item>
        <text:list-item>
          <text:p text:style-name="P12"><text:span text:style-name="Strong_20_Emphasis">Automatización y reducción de errores humanos</text:span>:<text:line-break/>Al automatizar procesos como el registro, monitoreo y generación de reportes, la aplicación minimiza errores humanos, lo que incrementa la precisión de los datos y mejora la toma de decisiones basada en información confiable.</text:p>
        </text:list-item>
        <text:list-item>
          <text:p text:style-name="P12"><text:span text:style-name="Strong_20_Emphasis">Monitoreo en tiempo real</text:span>:<text:line-break/>La funcionalidad de seguimiento en tiempo real de los inventarios asegura que las unidades de salud cuenten con datos actualizados y precisos sobre la disponibilidad de antiviperinos, aumentando la efectividad del sistema ante emergencias.</text:p>
        </text:list-item>
        <text:list-item>
          <text:p text:style-name="P12"><text:span text:style-name="Strong_20_Emphasis">Metodología de desarrollo centrada en pruebas</text:span>:<text:line-break/>Durante el desarrollo de la aplicación, se aplicarán pruebas unitarias, de integración y <text:soft-page-break/>funcionales para garantizar que el sistema cumpla con los requerimientos operativos de la Secretaría de Salud y funcione correctamente bajo diferentes escenarios.</text:p>
        </text:list-item>
        <text:list-item>
          <text:p text:style-name="P12"><text:span text:style-name="Strong_20_Emphasis">Capacitación al personal</text:span>:<text:line-break/>La fiabilidad del sistema también se refuerza al capacitar al personal encargado en el uso de la aplicación, asegurando una correcta adopción y operatividad del sistema.</text:p>
        </text:list-item>
        <text:list-item>
          <text:p text:style-name="P12"><text:span text:style-name="Strong_20_Emphasis">Uso de bases de datos seguras y estructuradas</text:span>:<text:line-break/>La implementación de bases de datos relacionales confiables asegura la integridad de la información y evita inconsistencias en los registros del inventario.</text:p>
        </text:list-item>
        <text:list-item>
          <text:p text:style-name="P12"><text:span text:style-name="Strong_20_Emphasis">Soporte técnico y escalabilidad</text:span>:<text:line-break/>La aplicación se diseñará para ser escalable, permitiendo futuras actualizaciones y adaptaciones según las necesidades de la Secretaría de Salud, lo que garantiza su fiabilidad a largo plazo.</text:p>
        </text:list-item>
      </text:list>
      <text:p text:style-name="Text_20_body">Estos elementos garantizan que el sistema no solo cumpla con los objetivos iniciales, sino que también mantenga un desempeño consistente y confiable en el tiempo.</text:p>
      <text:h text:style-name="P5" text:outline-level="3">Conceptos Clave</text:h>
      <text:list text:style-name="L3">
        <text:list-item>
          <text:p text:style-name="P13"><text:span text:style-name="Strong_20_Emphasis">Gestión de Inventarios</text:span>:<text:line-break/>Proceso de supervisión, control y optimización de los niveles de stock de productos en una organización. En este caso, se refiere al manejo adecuado de los anti viperinos para garantizar su disponibilidad y uso eficiente.</text:p>
        </text:list-item>
        <text:list-item>
          <text:p text:style-name="P13"><text:span text:style-name="Strong_20_Emphasis">Antiviperinos</text:span>:<text:line-break/>Suero antiofídico utilizado para tratar mordeduras de serpiente. Es un producto médico esencial en zonas rurales y de alta incidencia de accidentes ofídicos.</text:p>
        </text:list-item>
        <text:list-item>
          <text:p text:style-name="P13"><text:span text:style-name="Strong_20_Emphasis">Laravel</text:span>:<text:line-break/>Framework de desarrollo web basado en PHP, reconocido por su facilidad de uso, seguridad y capacidad para crear aplicaciones robustas y escalables.</text:p>
        </text:list-item>
        <text:list-item>
          <text:p text:style-name="P13"><text:span text:style-name="Strong_20_Emphasis">Automatización</text:span>:<text:line-break/>Uso de sistemas tecnológicos para realizar tareas repetitivas o críticas de manera autónoma, reduciendo la intervención humana y los errores asociados.</text:p>
        </text:list-item>
        <text:list-item>
          <text:p text:style-name="P13"><text:span text:style-name="Strong_20_Emphasis">Escalabilidad</text:span>:<text:line-break/>Capacidad de un sistema o aplicación para adaptarse y seguir funcionando eficazmente cuando aumenta la cantidad de usuarios, datos o funcionalidades.</text:p>
        </text:list-item>
        <text:list-item>
          <text:p text:style-name="P13"><text:span text:style-name="Strong_20_Emphasis">Sector Salud</text:span>:<text:line-break/>Conjunto de instituciones y procesos destinados a preservar, proteger y restaurar la salud de la población. En este contexto, incluye la gestión de recursos médicos críticos como los antiviperinos.</text:p>
        </text:list-item>
      </text:list>
      <text:p text:style-name="P6"/>
      <text:h text:style-name="P9" text:outline-level="2"><text:soft-page-break/>Hipotesis</text:h>
      <text:p text:style-name="P2">La <text:span text:style-name="Strong_20_Emphasis">implementación de una aplicación de gestión de inventarios de antiviperinos </text:span><text:s/>permitirá una <text:span text:style-name="Strong_20_Emphasis">mejora significativa en el control, disponibilidad y administración de estos antídotos</text:span> en la Secretaría de Salud de Oaxaca, al reducir los errores humanos, optimizar el seguimiento del inventario en tiempo real y asegurar un suministro constante en las unidades de salud, especialmente en zonas rurales con alta incidencia de mordeduras de serpi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11:44:58.787397535</meta:creation-date>
    <dc:date>2024-12-11T12:29:54.506794216</dc:date>
    <meta:editing-duration>PT1H2M</meta:editing-duration>
    <meta:editing-cycles>2</meta:editing-cycles>
    <meta:generator>LibreOffice/24.2.6.2$Linux_X86_64 LibreOffice_project/420$Build-2</meta:generator>
    <meta:print-date>2024-12-11T11:42:48.596369280</meta:print-date>
    <meta:printed-by>Archivos PDF</meta:printed-by>
    <meta:document-statistic meta:table-count="0" meta:image-count="0" meta:object-count="0" meta:page-count="4" meta:paragraph-count="38" meta:word-count="1144" meta:character-count="7768" meta:non-whitespace-character-count="6675"/>
  </office:meta>
</office:document-meta>
</file>